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7cm"/>
    </style:style>
    <style:style style:name="co2" style:family="table-column">
      <style:table-column-properties fo:break-before="auto" style:column-width="7.301cm"/>
    </style:style>
    <style:style style:name="co3" style:family="table-column">
      <style:table-column-properties fo:break-before="auto" style:column-width="15.515cm"/>
    </style:style>
    <style:style style:name="co4" style:family="table-column">
      <style:table-column-properties fo:break-before="auto" style:column-width="13.1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3.90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77cm" fo:break-before="auto" style:use-optimal-row-height="true"/>
    </style:style>
    <style:style style:name="ro4" style:family="table-row">
      <style:table-row-properties style:row-height="1.912cm" fo:break-before="auto" style:use-optimal-row-height="true"/>
    </style:style>
    <style:style style:name="ro5" style:family="table-row">
      <style:table-row-properties style:row-height="1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ackground-color="#b4c7dc" style:text-align-source="fix" style:repeat-content="false" fo:wrap-option="wrap" fo:border="0.06pt solid #000000" style:vertical-align="top"/>
      <style:paragraph-properties fo:text-align="start" fo:margin-left="0cm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7" style:family="table-cell" style:parent-style-name="Default"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Times New Roman" fo:font-size="12pt" style:font-size-asian="10pt" style:font-size-complex="10pt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column table:style-name="co5" table:default-cell-style-name="ce7"/>
        <table:table-row table:style-name="ro1">
          <table:table-cell table:style-name="ce1" office:value-type="string" calcext:value-type="string" table:number-columns-spanned="2" table:number-rows-spanned="1">
            <text:p>Preconditions: </text:p>
            <text:p>1. successful authorization (test cases id: 1-6)</text:p>
            <text:p/>
            <text:p><text:span text:style-name="T1">Basic url: </text:span><text:span text:style-name="T1"><text:a xlink:href="https://api.trello.com/1/boards/" xlink:type="simple">https://api.trello.com/1/boards/</text:a></text:span></text:p>
          </table:table-cell>
          <table:covered-table-cell table:style-name="ce1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Expected results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oard can be created</text:p>
          </table:table-cell>
          <table:table-cell office:value-type="string" calcext:value-type="string">
            <text:p>1. Send post request to basic url with query parameter: name (String; length: 1-16384) </text:p>
          </table:table-cell>
          <table:table-cell office:value-type="string" calcext:value-type="string">
            <text:p>Response: 200 OK </text:p>
            <text:p>Board is created with name, id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 calcext:value-type="string">
            <text:p>2. Send post request to endpoint: /boards/ with valid name and optional parameters (one or two): DefaultLabels (boolean), defaultLists (boolean), desc (string), keepFromSource (string), powerUps (string), prefs_permissionLevel (string), prefs_voting (</text:p>
            <text:p>string), prefs_comments (string)</text:p>
          </table:table-cell>
          <table:table-cell office:value-type="string" calcext:value-type="string">
            <text:p>Response: 200 OK </text:p>
            <text:p>Board is created with name, id and optional parameters 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Name parameter is required in board (as a String, length: 1- 16384)</text:p>
          </table:table-cell>
          <table:table-cell office:value-type="string" calcext:value-type="string">
            <text:p>1. Send post request to endpoint: /boards/ without setting name parameter</text:p>
          </table:table-cell>
          <table:table-cell office:value-type="string" calcext:value-type="string">
            <text:p>Response: 400 Bad Request</text:p>
            <text:p>Message: "invalid value for name"</text:p>
            <text:p>Board is not created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2. Send post request to endpoint: /boards/, value of name parameter set as number</text:p>
          </table:table-cell>
          <table:table-cell office:value-type="string" calcext:value-type="string">
            <text:p>Response: 200 OK </text:p>
            <text:p>Board is created with name set as String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ard can be read (only one that is not deleted) </text:p>
          </table:table-cell>
          <table:table-cell office:value-type="string" calcext:value-type="string">
            <text:p>1. Send get request to endpoint: /boards/{id}</text:p>
          </table:table-cell>
          <table:table-cell office:value-type="string" calcext:value-type="string">
            <text:p>Response: 200 OK </text:p>
            <text:p>Response contains single board in properly schema 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2. Send get request to endpoint: /boards/{id} with one or two optional query parameters: actions, boardStars, cards, checklists, fields, labels, lists, members (all as a string)</text:p>
            <text:p/>
          </table:table-cell>
          <table:table-cell office:value-type="string" calcext:value-type="string">
            <text:p>Response: 200 OK </text:p>
            <text:p>Response contains single board in properly schema including optional parameters 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3. Send get request to endpoint: /boards/{id}, where id belongs to deleted board </text:p>
          </table:table-cell>
          <table:table-cell office:value-type="string" calcext:value-type="string">
            <text:p>Response: 404 Not found</text:p>
            <text:p>Message: “The specified resource was not found”</text:p>
          </table:table-cell>
          <table:table-cell table:number-columns-repeated="1020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4. </text:p>
          </table:table-cell>
          <table:table-cell office:value-type="string" calcext:value-type="string">
            <text:p>Board can be update (only one that is not deleted) </text:p>
          </table:table-cell>
          <table:table-cell office:value-type="string" calcext:value-type="string">
            <text:p>1. Send put request to endpoint: /boards/{id} and update one of parameters (e. g.: name: string, desc: string, closed: boolean)</text:p>
          </table:table-cell>
          <table:table-cell office:value-type="string" calcext:value-type="string">
            <text:p>Response: 200 OK</text:p>
            <text:p>Parameter value is updated</text:p>
          </table:table-cell>
          <table:table-cell table:number-columns-repeated="1020"/>
        </table:table-row>
        <table:table-row table:style-name="ro3">
          <table:table-cell table:style-name="ce4"/>
          <table:table-cell/>
          <table:table-cell office:value-type="string" calcext:value-type="string">
            <text:p>1. Send put request to endpoint: /boards/{id} <text:s/>where id belongs to deleted board </text:p>
          </table:table-cell>
          <table:table-cell office:value-type="string" calcext:value-type="string">
            <text:p>Response: 404 Not found</text:p>
            <text:p>Message: “The specified resource was not found”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ard can be deleted</text:p>
          </table:table-cell>
          <table:table-cell office:value-type="string" calcext:value-type="string">
            <text:p>1. Send delete request to endpoint: /boards/{id}</text:p>
          </table:table-cell>
          <table:table-cell office:value-type="string" calcext:value-type="string">
            <text:p>Response: 200 OK</text:p>
            <text:p>Board is deleted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7" table:number-columns-repeated="3"/>
          <table:table-cell table:number-columns-repeated="1020"/>
        </table:table-row>
        <table:table-row table:style-name="ro2" table:number-rows-repeated="3">
          <table:table-cell table:style-name="Default" table:number-columns-repeated="4"/>
          <table:table-cell table:number-columns-repeated="1020"/>
        </table:table-row>
        <table:table-row table:style-name="ro2">
          <table:table-cell/>
          <table:table-cell table:style-name="ce7" table:number-columns-repeated="3"/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ce7" table:number-columns-repeated="4"/>
          <table:table-cell table:number-columns-repeated="1019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.00.0000</text:date>, <text:time style:data-style-name="N2" text:time-value="22:01:33.6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1T22:02:32.324000000</dc:date>
    <meta:editing-duration>PT1H52M52S</meta:editing-duration>
    <meta:editing-cycles>11</meta:editing-cycles>
    <meta:generator>LibreOffice/7.1.5.2$Windows_X86_64 LibreOffice_project/85f04e9f809797b8199d13c421bd8a2b025d52b5</meta:generator>
    <meta:document-statistic meta:table-count="1" meta:cell-count="35" meta:object-count="0"/>
  </office:meta>
</office:document-meta>
</file>